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2A90000108457BECAB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c|cccc}&#10;&amp;&amp;&amp;&amp;&amp;&amp;&amp;\\&#10;A&amp;B&amp;&amp;x&amp;A&amp;B&amp;&amp;y\\&#10;\hline&#10;0&amp;0&amp;&amp;0&amp;0&amp;0&amp;&amp;0\\&#10;0&amp;0&amp;&amp;1&amp;0&amp;1&amp;&amp;0\\&#10;0&amp;1&amp;&amp;0&amp;0&amp;0&amp;&amp;0\\&#10;0&amp;1&amp;&amp;1&amp;1&amp;0&amp;&amp;0\\&#10;1&amp;0&amp;&amp;0&amp;0&amp;0&amp;&amp;0\\&#10;1&amp;0&amp;&amp;1&amp;1&amp;1&amp;&amp;0\\&#10;1&amp;1&amp;&amp;0&amp;0&amp;0&amp;&amp;1\\&#10;1&amp;1&amp;&amp;1&amp;1&amp;1&amp;&amp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8pt" style:font-size-asian="8pt" style:font-size-complex="8pt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86cm" svg:height="5.918cm" svg:x="1.135cm" svg:y="0.273cm">
          <draw:image xlink:href="Pictures/20000001000012A90000108457BECAB0.svm" xlink:type="simple" xlink:show="embed" xlink:actuate="onLoad">
            <text:p/>
          </draw:image>
        </draw:frame>
        <draw:frame draw:style-name="gr2" draw:text-style-name="P3" draw:layer="layout" svg:width="1.852cm" svg:height="0.696cm" svg:x="1.232cm" svg:y="0.238cm">
          <draw:text-box>
            <text:p text:style-name="P2"><text:span text:style-name="T1">موجودہ حالت</text:span></text:p>
          </draw:text-box>
        </draw:frame>
        <draw:frame draw:style-name="gr2" draw:text-style-name="P3" draw:layer="layout" svg:width="1.162cm" svg:height="0.696cm" svg:x="3.47cm" svg:y="0.252cm">
          <draw:text-box>
            <text:p text:style-name="P2"><text:span text:style-name="T1">مداخل</text:span></text:p>
          </draw:text-box>
        </draw:frame>
        <draw:frame draw:style-name="gr2" draw:text-style-name="P3" draw:layer="layout" svg:width="1.598cm" svg:height="0.696cm" svg:x="4.687cm" svg:y="0.266cm">
          <draw:text-box>
            <text:p text:style-name="P2"><text:span text:style-name="T1">اگلی حالت</text:span></text:p>
          </draw:text-box>
        </draw:frame>
        <draw:frame draw:style-name="gr2" draw:text-style-name="P3" draw:layer="layout" svg:width="1.035cm" svg:height="0.696cm" svg:x="6.808cm" svg:y="0.268cm">
          <draw:text-box>
            <text:p text:style-name="P2"><text:span text:style-name="T1">مخارج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4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5T13:32:59</dc:date>
    <dc:creator>kkk </dc:creator>
    <meta:editing-duration>PT12H39M47S</meta:editing-duration>
    <meta:editing-cycles>54</meta:editing-cycles>
    <meta:generator>LibreOffice/3.3$Linux LibreOffice_project/330m19$Build-401</meta:generator>
    <meta:document-statistic meta:object-count="5"/>
  </office:meta>
</office:document-meta>
</file>